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font-name="Courier New"/>
    </style:style>
    <style:style style:name="ce2" style:family="table-cell" style:parent-style-name="Default">
      <style:text-properties style:font-name="Courier New"/>
    </style:style>
    <style:style style:name="ce3" style:family="table-cell" style:parent-style-name="Default">
      <style:table-cell-properties fo:background-color="#9999ff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HI_X</text:p>
          </table:table-cell>
          <table:table-cell table:style-name="ce1" office:value-type="string" calcext:value-type="string">
            <text:p>CHI_DF</text:p>
          </table:table-cell>
          <table:table-cell table:style-name="ce1" office:value-type="string" calcext:value-type="string">
            <text:p>CHISQINV</text:p>
          </table:table-cell>
        </table:table-row>
        <table:table-row table:style-name="ro1">
          <table:table-cell office:value-type="float" office:value="17.88995" calcext:value-type="float">
            <text:p>17.88995</text:p>
          </table:table-cell>
          <table:table-cell office:value-type="float" office:value="11.864132" calcext:value-type="float">
            <text:p>11.864132</text:p>
          </table:table-cell>
          <table:table-cell table:formula="of:=CHISQINV([CONST.B2];[.B2])" office:value-type="float" office:value="20.7764917011006" calcext:value-type="float">
            <text:p/>
          </table:table-cell>
        </table:table-row>
        <table:table-row table:style-name="ro1">
          <table:table-cell office:value-type="float" office:value="36.007263" calcext:value-type="float">
            <text:p>36.007263</text:p>
          </table:table-cell>
          <table:table-cell office:value-type="float" office:value="17.636402" calcext:value-type="float">
            <text:p>17.636402</text:p>
          </table:table-cell>
          <table:table-cell table:formula="of:=CHISQINV([CONST.B3];[.B3])" office:value-type="float" office:value="21.495645345393" calcext:value-type="float">
            <text:p/>
          </table:table-cell>
        </table:table-row>
        <table:table-row table:style-name="ro1">
          <table:table-cell office:value-type="float" office:value="12.166204" calcext:value-type="float">
            <text:p>12.166204</text:p>
          </table:table-cell>
          <table:table-cell office:value-type="float" office:value="28.7069" calcext:value-type="float">
            <text:p>28.7069</text:p>
          </table:table-cell>
          <table:table-cell table:formula="of:=CHISQINV([CONST.B4];[.B4])" office:value-type="float" office:value="37.6435190113146" calcext:value-type="float">
            <text:p/>
          </table:table-cell>
        </table:table-row>
        <table:table-row table:style-name="ro1">
          <table:table-cell office:value-type="float" office:value="30.217902" calcext:value-type="float">
            <text:p>30.217902</text:p>
          </table:table-cell>
          <table:table-cell office:value-type="float" office:value="19.357616" calcext:value-type="float">
            <text:p>19.357616</text:p>
          </table:table-cell>
          <table:table-cell table:formula="of:=CHISQINV([CONST.B5];[.B5])" office:value-type="float" office:value="22.2930559961423" calcext:value-type="float">
            <text:p/>
          </table:table-cell>
        </table:table-row>
        <table:table-row table:style-name="ro1">
          <table:table-cell office:value-type="float" office:value="42.805261" calcext:value-type="float">
            <text:p>42.805261</text:p>
          </table:table-cell>
          <table:table-cell office:value-type="float" office:value="46.627857" calcext:value-type="float">
            <text:p>46.627857</text:p>
          </table:table-cell>
          <table:table-cell table:formula="of:=CHISQINV([CONST.B6];[.B6])" office:value-type="float" office:value="69.8292792631776" calcext:value-type="float">
            <text:p/>
          </table:table-cell>
        </table:table-row>
        <table:table-row table:style-name="ro1">
          <table:table-cell office:value-type="float" office:value="33.880123" calcext:value-type="float">
            <text:p>33.880123</text:p>
          </table:table-cell>
          <table:table-cell office:value-type="float" office:value="14.669515" calcext:value-type="float">
            <text:p>14.669515</text:p>
          </table:table-cell>
          <table:table-cell table:formula="of:=CHISQINV([CONST.B7];[.B7])" office:value-type="float" office:value="26.9762411673643" calcext:value-type="float">
            <text:p/>
          </table:table-cell>
        </table:table-row>
        <table:table-row table:style-name="ro1">
          <table:table-cell office:value-type="float" office:value="36.010315" calcext:value-type="float">
            <text:p>36.010315</text:p>
          </table:table-cell>
          <table:table-cell office:value-type="float" office:value="2.287545" calcext:value-type="float">
            <text:p>2.287545</text:p>
          </table:table-cell>
          <table:table-cell table:formula="of:=CHISQINV([CONST.B8];[.B8])" office:value-type="float" office:value="1.69220515005091" calcext:value-type="float">
            <text:p/>
          </table:table-cell>
        </table:table-row>
        <table:table-row table:style-name="ro1">
          <table:table-cell office:value-type="float" office:value="23.381756" calcext:value-type="float">
            <text:p>23.381756</text:p>
          </table:table-cell>
          <table:table-cell office:value-type="float" office:value="26.411451" calcext:value-type="float">
            <text:p>26.411451</text:p>
          </table:table-cell>
          <table:table-cell table:formula="of:=CHISQINV([CONST.B9];[.B9])" office:value-type="float" office:value="21.2768288136669" calcext:value-type="float">
            <text:p/>
          </table:table-cell>
        </table:table-row>
        <table:table-row table:style-name="ro1">
          <table:table-cell office:value-type="float" office:value="35.142064" calcext:value-type="float">
            <text:p>35.142064</text:p>
          </table:table-cell>
          <table:table-cell office:value-type="float" office:value="24.238624" calcext:value-type="float">
            <text:p>24.238624</text:p>
          </table:table-cell>
          <table:table-cell table:formula="of:=CHISQINV([CONST.B10];[.B10])" office:value-type="float" office:value="22.7992744229167" calcext:value-type="float">
            <text:p/>
          </table:table-cell>
        </table:table-row>
        <table:table-row table:style-name="ro1">
          <table:table-cell office:value-type="float" office:value="18.097476" calcext:value-type="float">
            <text:p>18.097476</text:p>
          </table:table-cell>
          <table:table-cell office:value-type="float" office:value="49.419782" calcext:value-type="float">
            <text:p>49.419782</text:p>
          </table:table-cell>
          <table:table-cell table:formula="of:=CHISQINV([CONST.B11];[.B11])" office:value-type="float" office:value="51.4550834578941" calcext:value-type="float">
            <text:p/>
          </table:table-cell>
        </table:table-row>
        <table:table-row table:style-name="ro1">
          <table:table-cell office:value-type="float" office:value="19.400616" calcext:value-type="float">
            <text:p>19.400616</text:p>
          </table:table-cell>
          <table:table-cell office:value-type="float" office:value="16.612049" calcext:value-type="float">
            <text:p>16.612049</text:p>
          </table:table-cell>
          <table:table-cell table:formula="of:=CHISQINV([CONST.B12];[.B12])" office:value-type="float" office:value="12.4948372441289" calcext:value-type="float">
            <text:p/>
          </table:table-cell>
        </table:table-row>
        <table:table-row table:style-name="ro1">
          <table:table-cell office:value-type="float" office:value="14.551225" calcext:value-type="float">
            <text:p>14.551225</text:p>
          </table:table-cell>
          <table:table-cell office:value-type="float" office:value="29.719291" calcext:value-type="float">
            <text:p>29.719291</text:p>
          </table:table-cell>
          <table:table-cell table:formula="of:=CHISQINV([CONST.B13];[.B13])" office:value-type="float" office:value="20.8834764760191" calcext:value-type="float">
            <text:p/>
          </table:table-cell>
        </table:table-row>
        <table:table-row table:style-name="ro1">
          <table:table-cell office:value-type="float" office:value="30.414747" calcext:value-type="float">
            <text:p>30.414747</text:p>
          </table:table-cell>
          <table:table-cell office:value-type="float" office:value="3.566118" calcext:value-type="float">
            <text:p>3.566118</text:p>
          </table:table-cell>
          <table:table-cell table:formula="of:=CHISQINV([CONST.B14];[.B14])" office:value-type="float" office:value="1.17302513449592" calcext:value-type="float">
            <text:p/>
          </table:table-cell>
        </table:table-row>
        <table:table-row table:style-name="ro1">
          <table:table-cell office:value-type="float" office:value="23.018586" calcext:value-type="float">
            <text:p>23.018586</text:p>
          </table:table-cell>
          <table:table-cell office:value-type="float" office:value="32.544115" calcext:value-type="float">
            <text:p>32.544115</text:p>
          </table:table-cell>
          <table:table-cell table:formula="of:=CHISQINV([CONST.B15];[.B15])" office:value-type="float" office:value="25.4750660774329" calcext:value-type="float">
            <text:p/>
          </table:table-cell>
        </table:table-row>
        <table:table-row table:style-name="ro1">
          <table:table-cell office:value-type="float" office:value="2.055422" calcext:value-type="float">
            <text:p>2.055422</text:p>
          </table:table-cell>
          <table:table-cell office:value-type="float" office:value="23.251656" calcext:value-type="float">
            <text:p>23.251656</text:p>
          </table:table-cell>
          <table:table-cell table:formula="of:=CHISQINV([CONST.B16];[.B16])" office:value-type="float" office:value="17.3957240723231" calcext:value-type="float">
            <text:p/>
          </table:table-cell>
        </table:table-row>
        <table:table-row table:style-name="ro1">
          <table:table-cell office:value-type="float" office:value="14.381848" calcext:value-type="float">
            <text:p>14.381848</text:p>
          </table:table-cell>
          <table:table-cell office:value-type="float" office:value="37.190344" calcext:value-type="float">
            <text:p>37.190344</text:p>
          </table:table-cell>
          <table:table-cell table:formula="of:=CHISQINV([CONST.B17];[.B17])" office:value-type="float" office:value="27.9489067132866" calcext:value-type="float">
            <text:p/>
          </table:table-cell>
        </table:table-row>
        <table:table-row table:style-name="ro1">
          <table:table-cell office:value-type="float" office:value="13.795892" calcext:value-type="float">
            <text:p>13.795892</text:p>
          </table:table-cell>
          <table:table-cell office:value-type="float" office:value="1.5862" calcext:value-type="float">
            <text:p>1.5862</text:p>
          </table:table-cell>
          <table:table-cell table:formula="of:=CHISQINV([CONST.B18];[.B18])" office:value-type="float" office:value="1.00838522552126" calcext:value-type="float">
            <text:p/>
          </table:table-cell>
        </table:table-row>
        <table:table-row table:style-name="ro1">
          <table:table-cell office:value-type="float" office:value="10.057375" calcext:value-type="float">
            <text:p>10.057375</text:p>
          </table:table-cell>
          <table:table-cell office:value-type="float" office:value="46.280923" calcext:value-type="float">
            <text:p>46.280923</text:p>
          </table:table-cell>
          <table:table-cell table:formula="of:=CHISQINV([CONST.B19];[.B19])" office:value-type="float" office:value="50.4823802305224" calcext:value-type="float">
            <text:p/>
          </table:table-cell>
        </table:table-row>
        <table:table-row table:style-name="ro1">
          <table:table-cell office:value-type="float" office:value="12.900174" calcext:value-type="float">
            <text:p>12.900174</text:p>
          </table:table-cell>
          <table:table-cell office:value-type="float" office:value="11.615894" calcext:value-type="float">
            <text:p>11.615894</text:p>
          </table:table-cell>
          <table:table-cell table:formula="of:=CHISQINV([CONST.B20];[.B20])" office:value-type="float" office:value="18.8962753430665" calcext:value-type="float">
            <text:p/>
          </table:table-cell>
        </table:table-row>
        <table:table-row table:style-name="ro1">
          <table:table-cell office:value-type="float" office:value="22.794275" calcext:value-type="float">
            <text:p>22.794275</text:p>
          </table:table-cell>
          <table:table-cell office:value-type="float" office:value="45.422559" calcext:value-type="float">
            <text:p>45.422559</text:p>
          </table:table-cell>
          <table:table-cell table:formula="of:=CHISQINV([CONST.B21];[.B21])" office:value-type="float" office:value="45.6749043058117" calcext:value-type="float">
            <text:p/>
          </table:table-cell>
        </table:table-row>
      </table:table>
      <table:table table:name="CONST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CUMULATIVE</text:p>
          </table:table-cell>
          <table:table-cell table:style-name="ce3" office:value-type="string" calcext:value-type="string">
            <text:p>PROBABIL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4238" calcext:value-type="float">
            <text:p>0.964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5099" calcext:value-type="float">
            <text:p>0.7950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94665" calcext:value-type="float">
            <text:p>0.8946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0085" calcext:value-type="float">
            <text:p>0.730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86734" calcext:value-type="float">
            <text:p>0.9867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0609" calcext:value-type="float">
            <text:p>0.9806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70916" calcext:value-type="float">
            <text:p>0.570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2463" calcext:value-type="float">
            <text:p>0.2724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8328" calcext:value-type="float">
            <text:p>0.468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141" calcext:value-type="float">
            <text:p>0.622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0728" calcext:value-type="float">
            <text:p>0.2907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36641" calcext:value-type="float">
            <text:p>0.1366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40519" calcext:value-type="float">
            <text:p>0.2405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3657" calcext:value-type="float">
            <text:p>0.2136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0608" calcext:value-type="float">
            <text:p>0.2106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4153" calcext:value-type="float">
            <text:p>0.14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471" calcext:value-type="float">
            <text:p>0.684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158" calcext:value-type="float">
            <text:p>0.6991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7019" calcext:value-type="float">
            <text:p>0.937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6084" calcext:value-type="float">
            <text:p>0.5560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32371" calcext:value-type="float">
            <text:p>0.8323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72521" calcext:value-type="float">
            <text:p>0.7725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26301" calcext:value-type="float">
            <text:p>0.8263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9216" calcext:value-type="float">
            <text:p>0.299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4904" calcext:value-type="float">
            <text:p>0.164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7694" calcext:value-type="float">
            <text:p>0.4776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4973" calcext:value-type="float">
            <text:p>0.484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39933" calcext:value-type="float">
            <text:p>0.539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13834" calcext:value-type="float">
            <text:p>0.4138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8637" calcext:value-type="float">
            <text:p>0.3086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69485" calcext:value-type="float">
            <text:p>0.9694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7122" calcext:value-type="float">
            <text:p>0.197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0537" calcext:value-type="float">
            <text:p>0.1605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9296" calcext:value-type="float">
            <text:p>0.309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245" calcext:value-type="float">
            <text:p>0.1862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39763" calcext:value-type="float">
            <text:p>0.4397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36454" calcext:value-type="float">
            <text:p>0.2364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3659" calcext:value-type="float">
            <text:p>0.9736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91733" calcext:value-type="float">
            <text:p>0.9917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6767" calcext:value-type="float">
            <text:p>0.1867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3099" calcext:value-type="float">
            <text:p>0.123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5592" calcext:value-type="float">
            <text:p>0.5455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92355" calcext:value-type="float">
            <text:p>0.3923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07144" calcext:value-type="float">
            <text:p>0.6071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5186" calcext:value-type="float">
            <text:p>0.65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9108" calcext:value-type="float">
            <text:p>0.419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44591" calcext:value-type="float">
            <text:p>0.3445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19779" calcext:value-type="float">
            <text:p>0.6197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04193" calcext:value-type="float">
            <text:p>0.404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/00/0000</text:date>, <text:time style:data-style-name="N2" text:time-value="0000-00-00T00:00:01.1738811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6T09:57:26.045000000</meta:creation-date>
    <dc:date>2013-11-06T10:06:18.563000000</dc:date>
    <meta:editing-duration>PT20S</meta:editing-duration>
    <meta:editing-cycles>4</meta:editing-cycles>
    <meta:generator>LibreOfficeDev/4.2.0.0.alpha0$Windows_x86 LibreOffice_project/93f2bee483b23c426966c5232ca4bd75044b7ada</meta:generator>
    <meta:document-statistic meta:table-count="2" meta:cell-count="0" meta:object-count="0"/>
  </office:meta>
</office:document-meta>
</file>